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99pt groove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99pt groove #000000" fo:border-right="0.99pt groove #000000" fo:border-top="none"/>
    </style:style>
    <style:style style:name="ce24" style:family="table-cell" style:parent-style-name="Default">
      <style:table-cell-properties fo:border-bottom="0.06pt solid #000000" fo:border-left="0.99pt groove #000000" fo:border-right="0.99pt groove #000000" fo:border-top="none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2" style:family="table-cell" style:parent-style-name="Default">
      <style:table-cell-properties fo:background-color="#81d41a"/>
    </style:style>
    <style:style style:name="ce23" style:family="table-cell" style:parent-style-name="Default">
      <style:table-cell-properties fo:background-color="#81d41a" fo:border="none"/>
    </style:style>
    <style:style style:name="ce27" style:family="table-cell" style:parent-style-name="Default">
      <style:table-cell-properties fo:background-color="#81d41a" fo:border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4"/>
        <table:table-column table:style-name="co3" table:number-columns-repeated="2" table:default-cell-style-name="ce14"/>
        <table:table-column table:style-name="co4" table:default-cell-style-name="ce14"/>
        <table:table-column table:style-name="co5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Lock Queue</text:p>
          </table:table-cell>
          <table:table-cell table:style-name="ce1"/>
          <table:table-cell table:style-name="ce5" table:number-columns-repeated="3"/>
          <table:table-cell table:style-name="ce10"/>
          <table:table-cell table:number-columns-repeated="6"/>
        </table:table-row>
        <table:table-row table:style-name="ro1">
          <table:table-cell table:style-name="ce2" office:value-type="string" calcext:value-type="string">
            <text:p>Repetitions</text:p>
          </table:table-cell>
          <table:table-cell table:style-name="ce2" office:value-type="string" calcext:value-type="string">
            <text:p>Q_Type</text:p>
          </table:table-cell>
          <table:table-cell table:style-name="ce2" office:value-type="string" calcext:value-type="string">
            <text:p>Num_threads </text:p>
          </table:table-cell>
          <table:table-cell table:style-name="ce2" office:value-type="string" calcext:value-type="string">
            <text:p>Enq_cnt</text:p>
          </table:table-cell>
          <table:table-cell table:style-name="ce2" office:value-type="string" calcext:value-type="string">
            <text:p>Deq_cnt</text:p>
          </table:table-cell>
          <table:table-cell table:style-name="ce2" office:value-type="string" calcext:value-type="string">
            <text:p>Total_Time[ms]</text:p>
          </table:table-cell>
          <table:table-cell/>
          <table:table-cell table:style-name="ce22" office:value-type="string" calcext:value-type="string">
            <text:p>NumThreads</text:p>
          </table:table-cell>
          <table:table-cell table:style-name="ce22" office:value-type="string" calcext:value-type="string">
            <text:p>T_Avg</text:p>
          </table:table-cell>
          <table:table-cell table:style-name="ce27" office:value-type="string" calcext:value-type="string">
            <text:p>TotalMops</text:p>
          </table:table-cell>
          <table:table-cell office:value-type="string" calcext:value-type="string">
            <text:p>MaxMops</text:p>
          </table:table-cell>
          <table:table-cell office:value-type="string" calcext:value-type="string">
            <text:p>MinMops</text:p>
          </table:table-cell>
        </table:table-row>
        <table:table-row table:style-name="ro1">
          <table:table-cell table:style-name="ce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00000" calcext:value-type="float">
            <text:p>1000000</text:p>
          </table:table-cell>
          <table:table-cell table:style-name="ce13" office:value-type="float" office:value="22" calcext:value-type="float">
            <text:p>22</text:p>
          </table:table-cell>
          <table:table-cell/>
          <table:table-cell table:style-name="ce23" table:formula="of:=[.C3]" office:value-type="float" office:value="1" calcext:value-type="float">
            <text:p>1</text:p>
          </table:table-cell>
          <table:table-cell table:style-name="ce22" table:formula="of:=AVERAGE([.F3:.F32])" office:value-type="float" office:value="22.2333333333333" calcext:value-type="float">
            <text:p>22.2333333333333</text:p>
          </table:table-cell>
          <table:table-cell table:style-name="ce22" table:formula="of:=([.D3]+[.E3])/([.I3]*10^3)" office:value-type="float" office:value="44.9775112443778" calcext:value-type="float">
            <text:p>44.9775112443778</text:p>
          </table:table-cell>
          <table:table-cell table:formula="of:=([.D3]+[.E3])/(MIN([.F3:.F32])*10^3)" office:value-type="float" office:value="45.4545454545455" calcext:value-type="float">
            <text:p>45.4545454545455</text:p>
          </table:table-cell>
          <table:table-cell table:formula="of:=([.D3]+[.E3])/(MAX([.F3:.F32])*10^3)" office:value-type="float" office:value="40" calcext:value-type="float">
            <text:p>40</text:p>
          </table:table-cell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3" table:formula="of:=[.C33]" office:value-type="float" office:value="2" calcext:value-type="float">
            <text:p>2</text:p>
          </table:table-cell>
          <table:table-cell table:style-name="ce22" table:formula="of:=AVERAGE([.F33:.F62])" office:value-type="float" office:value="50.7333333333333" calcext:value-type="float">
            <text:p>50.7333333333333</text:p>
          </table:table-cell>
          <table:table-cell table:style-name="ce22" table:formula="of:=([.D4]+[.E4])/([.I4]*10^3)" office:value-type="float" office:value="19.7109067017083" calcext:value-type="float">
            <text:p>19.7109067017083</text:p>
          </table:table-cell>
          <table:table-cell table:formula="of:=([.D4]+[.E4])/(MIN([.F33:.F62])*10^3)" office:value-type="float" office:value="27.7777777777778" calcext:value-type="float">
            <text:p>27.7777777777778</text:p>
          </table:table-cell>
          <table:table-cell table:formula="of:=([.D4]+[.E4])/(MAX([.F33:.F62])*10^3)" office:value-type="float" office:value="10.8695652173913" calcext:value-type="float">
            <text:p>10.8695652173913</text:p>
          </table:table-cell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3" table:formula="of:=[.C63]" office:value-type="float" office:value="4" calcext:value-type="float">
            <text:p>4</text:p>
          </table:table-cell>
          <table:table-cell table:style-name="ce22" table:formula="of:=AVERAGE([.F63:.F92])" office:value-type="float" office:value="96.1" calcext:value-type="float">
            <text:p>96.1</text:p>
          </table:table-cell>
          <table:table-cell table:style-name="ce22" table:formula="of:=([.D5]+[.E5])/([.I5]*10^3)" office:value-type="float" office:value="10.4058272632674" calcext:value-type="float">
            <text:p>10.4058272632674</text:p>
          </table:table-cell>
          <table:table-cell table:formula="of:=([.D5]+[.E5])/(MIN([.F63:.F92])*10^3)" office:value-type="float" office:value="12.1951219512195" calcext:value-type="float">
            <text:p>12.1951219512195</text:p>
          </table:table-cell>
          <table:table-cell table:formula="of:=([.D5]+[.E5])/(MAX([.F63:.F92])*10^3)" office:value-type="float" office:value="8.84955752212389" calcext:value-type="float">
            <text:p>8.84955752212389</text:p>
          </table:table-cell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3" table:formula="of:=[.C93]" office:value-type="float" office:value="8" calcext:value-type="float">
            <text:p>8</text:p>
          </table:table-cell>
          <table:table-cell table:style-name="ce22" table:formula="of:=AVERAGE([.F93:.F122])" office:value-type="float" office:value="78.7" calcext:value-type="float">
            <text:p>78.7</text:p>
          </table:table-cell>
          <table:table-cell table:style-name="ce22" table:formula="of:=([.D6]+[.E6])/([.I6]*10^3)" office:value-type="float" office:value="12.7064803049555" calcext:value-type="float">
            <text:p>12.7064803049555</text:p>
          </table:table-cell>
          <table:table-cell table:formula="of:=([.D6]+[.E6])/(MIN([.F93:.F122])*10^3)" office:value-type="float" office:value="13.3333333333333" calcext:value-type="float">
            <text:p>13.3333333333333</text:p>
          </table:table-cell>
          <table:table-cell table:formula="of:=([.D6]+[.E6])/(MAX([.F93:.F122])*10^3)" office:value-type="float" office:value="11.6279069767442" calcext:value-type="float">
            <text:p>11.6279069767442</text:p>
          </table:table-cell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3" table:formula="of:=[.C123]" office:value-type="float" office:value="16" calcext:value-type="float">
            <text:p>16</text:p>
          </table:table-cell>
          <table:table-cell table:style-name="ce22" table:formula="of:=AVERAGE([.F123:.F152])" office:value-type="float" office:value="79.7666666666667" calcext:value-type="float">
            <text:p>79.7666666666667</text:p>
          </table:table-cell>
          <table:table-cell table:style-name="ce22" table:formula="of:=([.D7]+[.E7])/([.I7]*10^3)" office:value-type="float" office:value="12.5365649811952" calcext:value-type="float">
            <text:p>12.5365649811952</text:p>
          </table:table-cell>
          <table:table-cell table:formula="of:=([.D7]+[.E7])/(MIN([.F123:.F152])*10^3)" office:value-type="float" office:value="13.6986301369863" calcext:value-type="float">
            <text:p>13.6986301369863</text:p>
          </table:table-cell>
          <table:table-cell table:formula="of:=([.D7]+[.E7])/(MAX([.F123:.F152])*10^3)" office:value-type="float" office:value="11.1111111111111" calcext:value-type="float">
            <text:p>11.1111111111111</text:p>
          </table:table-cell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3" table:formula="of:=[.C153]" office:value-type="float" office:value="24" calcext:value-type="float">
            <text:p>24</text:p>
          </table:table-cell>
          <table:table-cell table:style-name="ce22" table:formula="of:=AVERAGE([.F153:.F182])" office:value-type="float" office:value="85.1" calcext:value-type="float">
            <text:p>85.1</text:p>
          </table:table-cell>
          <table:table-cell table:style-name="ce22" table:formula="of:=([.D8]+[.E8])/([.I8]*10^3)" office:value-type="float" office:value="11.7508813160987" calcext:value-type="float">
            <text:p>11.7508813160987</text:p>
          </table:table-cell>
          <table:table-cell table:formula="of:=([.D8]+[.E8])/(MIN([.F153:.F182])*10^3)" office:value-type="float" office:value="12.8205128205128" calcext:value-type="float">
            <text:p>12.8205128205128</text:p>
          </table:table-cell>
          <table:table-cell table:formula="of:=([.D8]+[.E8])/(MAX([.F153:.F182])*10^3)" office:value-type="float" office:value="10.989010989011" calcext:value-type="float">
            <text:p>10.989010989011</text:p>
          </table:table-cell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3" table:formula="of:=[.C183]" office:value-type="float" office:value="32" calcext:value-type="float">
            <text:p>32</text:p>
          </table:table-cell>
          <table:table-cell table:style-name="ce22" table:formula="of:=AVERAGE([.F183:.F212])" office:value-type="float" office:value="86.5666666666667" calcext:value-type="float">
            <text:p>86.5666666666667</text:p>
          </table:table-cell>
          <table:table-cell table:style-name="ce22" table:formula="of:=([.D9]+[.E9])/([.I9]*10^3)" office:value-type="float" office:value="11.5517905275318" calcext:value-type="float">
            <text:p>11.5517905275318</text:p>
          </table:table-cell>
          <table:table-cell table:formula="of:=([.D9]+[.E9])/(MIN([.F183:.F212])*10^3)" office:value-type="float" office:value="13.5135135135135" calcext:value-type="float">
            <text:p>13.5135135135135</text:p>
          </table:table-cell>
          <table:table-cell table:formula="of:=([.D9]+[.E9])/(MAX([.F183:.F212])*10^3)" office:value-type="float" office:value="10.752688172043" calcext:value-type="float">
            <text:p>10.752688172043</text:p>
          </table:table-cell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3" table:formula="of:=[.C213]" office:value-type="float" office:value="48" calcext:value-type="float">
            <text:p>48</text:p>
          </table:table-cell>
          <table:table-cell table:style-name="ce22" table:formula="of:=AVERAGE([.F213:.F242])" office:value-type="float" office:value="87.1333333333334" calcext:value-type="float">
            <text:p>87.1333333333334</text:p>
          </table:table-cell>
          <table:table-cell table:style-name="ce22" table:formula="of:=([.D10]+[.E10])/([.I10]*10^3)" office:value-type="float" office:value="11.4766641162969" calcext:value-type="float">
            <text:p>11.4766641162969</text:p>
          </table:table-cell>
          <table:table-cell table:formula="of:=([.D10]+[.E10])/(MIN([.F213:.F242])*10^3)" office:value-type="float" office:value="13.1578947368421" calcext:value-type="float">
            <text:p>13.1578947368421</text:p>
          </table:table-cell>
          <table:table-cell table:formula="of:=([.D10]+[.E10])/(MAX([.F213:.F242])*10^3)" office:value-type="float" office:value="10.8695652173913" calcext:value-type="float">
            <text:p>10.8695652173913</text:p>
          </table:table-cell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3" table:formula="of:=[.C243]" office:value-type="float" office:value="64" calcext:value-type="float">
            <text:p>64</text:p>
          </table:table-cell>
          <table:table-cell table:style-name="ce22" table:formula="of:=AVERAGE([.F243:.F272])" office:value-type="float" office:value="90.0333333333333" calcext:value-type="float">
            <text:p>90.0333333333333</text:p>
          </table:table-cell>
          <table:table-cell table:style-name="ce22" table:formula="of:=([.D11]+[.E11])/([.I11]*10^3)" office:value-type="float" office:value="11.1069974083673" calcext:value-type="float">
            <text:p>11.1069974083673</text:p>
          </table:table-cell>
          <table:table-cell table:formula="of:=([.D11]+[.E11])/(MIN([.F243:.F272])*10^3)" office:value-type="float" office:value="11.9047619047619" calcext:value-type="float">
            <text:p>11.9047619047619</text:p>
          </table:table-cell>
          <table:table-cell table:formula="of:=([.D11]+[.E11])/(MAX([.F243:.F272])*10^3)" office:value-type="float" office:value="10.6382978723404" calcext:value-type="float">
            <text:p>10.6382978723404</text:p>
          </table:table-cell>
        </table:table-row>
        <table:table-row table:style-name="ro1">
          <table:table-cell table:style-name="ce2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table:style-name="ce26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ce26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98" calcext:value-type="float">
            <text:p>9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90" calcext:value-type="float">
            <text:p>9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13" calcext:value-type="float">
            <text:p>11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95" calcext:value-type="float">
            <text:p>9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01" calcext:value-type="float">
            <text:p>10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97" calcext:value-type="float">
            <text:p>9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9" calcext:value-type="float">
            <text:p>7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5" calcext:value-type="float">
            <text:p>7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3" calcext:value-type="float">
            <text:p>8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7" calcext:value-type="float">
            <text:p>7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0" calcext:value-type="float">
            <text:p>8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7" calcext:value-type="float">
            <text:p>7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6" calcext:value-type="float">
            <text:p>7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1" calcext:value-type="float">
            <text:p>8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2" calcext:value-type="float">
            <text:p>8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6" calcext:value-type="float">
            <text:p>8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4" calcext:value-type="float">
            <text:p>8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9" calcext:value-type="float">
            <text:p>7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7" calcext:value-type="float">
            <text:p>7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7" calcext:value-type="float">
            <text:p>7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8" calcext:value-type="float">
            <text:p>7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5" calcext:value-type="float">
            <text:p>7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6" calcext:value-type="float">
            <text:p>7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4" calcext:value-type="float">
            <text:p>8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6" calcext:value-type="float">
            <text:p>7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6" calcext:value-type="float">
            <text:p>7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6" calcext:value-type="float">
            <text:p>7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8" calcext:value-type="float">
            <text:p>7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5" calcext:value-type="float">
            <text:p>7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5" calcext:value-type="float">
            <text:p>8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table:style-name="ce26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table:style-name="ce26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table:style-name="ce26"/>
          <table:table-cell table:number-columns-repeated="2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float" office:value="0" calcext:value-type="float">
            <text:p>0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00000" calcext:value-type="float">
            <text:p>1000000</text:p>
          </table:table-cell>
          <table:table-cell table:style-name="ce16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 table:style-name="ce1" office:value-type="string" calcext:value-type="string">
            <text:p>Double Lock Queue</text:p>
          </table:table-cell>
          <table:table-cell table:style-name="ce1"/>
          <table:table-cell table:style-name="ce5" table:number-columns-repeated="3"/>
          <table:table-cell table:style-name="ce10"/>
          <table:table-cell table:number-columns-repeated="6"/>
        </table:table-row>
        <table:table-row table:style-name="ro1">
          <table:table-cell table:style-name="ce2" office:value-type="string" calcext:value-type="string">
            <text:p>Repetitions</text:p>
          </table:table-cell>
          <table:table-cell table:style-name="ce2" office:value-type="string" calcext:value-type="string">
            <text:p>Q_Type</text:p>
          </table:table-cell>
          <table:table-cell table:style-name="ce2" office:value-type="string" calcext:value-type="string">
            <text:p>Num_threads </text:p>
          </table:table-cell>
          <table:table-cell table:style-name="ce2" office:value-type="string" calcext:value-type="string">
            <text:p>Enq_cnt</text:p>
          </table:table-cell>
          <table:table-cell table:style-name="ce2" office:value-type="string" calcext:value-type="string">
            <text:p>Deq_cnt</text:p>
          </table:table-cell>
          <table:table-cell table:style-name="ce2" office:value-type="string" calcext:value-type="string">
            <text:p>Total_Time[ms]</text:p>
          </table:table-cell>
          <table:table-cell/>
          <table:table-cell table:style-name="ce22" office:value-type="string" calcext:value-type="string">
            <text:p>NumThreads</text:p>
          </table:table-cell>
          <table:table-cell table:style-name="ce22" office:value-type="string" calcext:value-type="string">
            <text:p>T_Avg</text:p>
          </table:table-cell>
          <table:table-cell table:style-name="ce27" office:value-type="string" calcext:value-type="string">
            <text:p>TotalMops</text:p>
          </table:table-cell>
          <table:table-cell office:value-type="string" calcext:value-type="string">
            <text:p>MaxMops</text:p>
          </table:table-cell>
          <table:table-cell office:value-type="string" calcext:value-type="string">
            <text:p>MinMops</text:p>
          </table:table-cell>
        </table:table-row>
        <table:table-row table:style-name="ro1">
          <table:table-cell table:style-name="ce3"/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00000" calcext:value-type="float">
            <text:p>1000000</text:p>
          </table:table-cell>
          <table:table-cell table:style-name="ce13" office:value-type="float" office:value="22" calcext:value-type="float">
            <text:p>22</text:p>
          </table:table-cell>
          <table:table-cell/>
          <table:table-cell table:style-name="ce23" table:formula="of:=[.C276]" office:value-type="float" office:value="1" calcext:value-type="float">
            <text:p>1</text:p>
          </table:table-cell>
          <table:table-cell table:style-name="ce22" table:formula="of:=AVERAGE([.F276:.F305])" office:value-type="float" office:value="22.1666666666667" calcext:value-type="float">
            <text:p>22.1666666666667</text:p>
          </table:table-cell>
          <table:table-cell table:style-name="ce22" table:formula="of:=([.D276]+[.E276])/([.I276]*10^3)" office:value-type="float" office:value="45.1127819548872" calcext:value-type="float">
            <text:p>45.1127819548872</text:p>
          </table:table-cell>
          <table:table-cell table:formula="of:=([.D276]+[.E276])/(MIN([.F276:.F305])*10^3)" office:value-type="float" office:value="45.4545454545455" calcext:value-type="float">
            <text:p>45.4545454545455</text:p>
          </table:table-cell>
          <table:table-cell table:formula="of:=([.D276]+[.E276])/(MAX([.F276:.F305])*10^3)" office:value-type="float" office:value="41.6666666666667" calcext:value-type="float">
            <text:p>41.6666666666667</text:p>
          </table:table-cell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3" table:formula="of:=[.C306]" office:value-type="float" office:value="2" calcext:value-type="float">
            <text:p>2</text:p>
          </table:table-cell>
          <table:table-cell table:style-name="ce22" table:formula="of:=AVERAGE([.F306:.F335])" office:value-type="float" office:value="53.7333333333333" calcext:value-type="float">
            <text:p>53.7333333333333</text:p>
          </table:table-cell>
          <table:table-cell table:style-name="ce22" table:formula="of:=([.D277]+[.E277])/([.I277]*10^3)" office:value-type="float" office:value="18.6104218362283" calcext:value-type="float">
            <text:p>18.6104218362283</text:p>
          </table:table-cell>
          <table:table-cell table:formula="of:=([.D277]+[.E277])/(MIN([.F306:.F335])*10^3)" office:value-type="float" office:value="22.2222222222222" calcext:value-type="float">
            <text:p>22.2222222222222</text:p>
          </table:table-cell>
          <table:table-cell table:formula="of:=([.D277]+[.E277])/(MAX([.F306:.F335])*10^3)" office:value-type="float" office:value="13.6986301369863" calcext:value-type="float">
            <text:p>13.6986301369863</text:p>
          </table:table-cell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3" table:formula="of:=[.C336]" office:value-type="float" office:value="4" calcext:value-type="float">
            <text:p>4</text:p>
          </table:table-cell>
          <table:table-cell table:style-name="ce22" table:formula="of:=AVERAGE([.F336:.F365])" office:value-type="float" office:value="101.033333333333" calcext:value-type="float">
            <text:p>101.033333333333</text:p>
          </table:table-cell>
          <table:table-cell table:style-name="ce22" table:formula="of:=([.D278]+[.E278])/([.I278]*10^3)" office:value-type="float" office:value="9.89772352358957" calcext:value-type="float">
            <text:p>9.89772352358957</text:p>
          </table:table-cell>
          <table:table-cell table:formula="of:=([.D278]+[.E278])/(MIN([.F336:.F365])*10^3)" office:value-type="float" office:value="11.7647058823529" calcext:value-type="float">
            <text:p>11.7647058823529</text:p>
          </table:table-cell>
          <table:table-cell table:formula="of:=([.D278]+[.E278])/(MAX([.F336:.F365])*10^3)" office:value-type="float" office:value="8.54700854700855" calcext:value-type="float">
            <text:p>8.54700854700855</text:p>
          </table:table-cell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3" table:formula="of:=[.C366]" office:value-type="float" office:value="8" calcext:value-type="float">
            <text:p>8</text:p>
          </table:table-cell>
          <table:table-cell table:style-name="ce22" table:formula="of:=AVERAGE([.F366:.F395])" office:value-type="float" office:value="80.2" calcext:value-type="float">
            <text:p>80.2</text:p>
          </table:table-cell>
          <table:table-cell table:style-name="ce22" table:formula="of:=([.D279]+[.E279])/([.I279]*10^3)" office:value-type="float" office:value="12.4688279301746" calcext:value-type="float">
            <text:p>12.4688279301746</text:p>
          </table:table-cell>
          <table:table-cell table:formula="of:=([.D279]+[.E279])/(MIN([.F366:.F395])*10^3)" office:value-type="float" office:value="13.5135135135135" calcext:value-type="float">
            <text:p>13.5135135135135</text:p>
          </table:table-cell>
          <table:table-cell table:formula="of:=([.D279]+[.E279])/(MAX([.F366:.F395])*10^3)" office:value-type="float" office:value="11.2359550561798" calcext:value-type="float">
            <text:p>11.2359550561798</text:p>
          </table:table-cell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3" table:formula="of:=[.C396]" office:value-type="float" office:value="16" calcext:value-type="float">
            <text:p>16</text:p>
          </table:table-cell>
          <table:table-cell table:style-name="ce22" table:formula="of:=AVERAGE([.F396:.F425])" office:value-type="float" office:value="80.1666666666667" calcext:value-type="float">
            <text:p>80.1666666666667</text:p>
          </table:table-cell>
          <table:table-cell table:style-name="ce22" table:formula="of:=([.D280]+[.E280])/([.I280]*10^3)" office:value-type="float" office:value="12.4740124740125" calcext:value-type="float">
            <text:p>12.4740124740125</text:p>
          </table:table-cell>
          <table:table-cell table:formula="of:=([.D280]+[.E280])/(MIN([.F396:.F425])*10^3)" office:value-type="float" office:value="13.6986301369863" calcext:value-type="float">
            <text:p>13.6986301369863</text:p>
          </table:table-cell>
          <table:table-cell table:formula="of:=([.D280]+[.E280])/(MAX([.F396:.F425])*10^3)" office:value-type="float" office:value="11.4942528735632" calcext:value-type="float">
            <text:p>11.4942528735632</text:p>
          </table:table-cell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3" table:formula="of:=[.C426]" office:value-type="float" office:value="24" calcext:value-type="float">
            <text:p>24</text:p>
          </table:table-cell>
          <table:table-cell table:style-name="ce22" table:formula="of:=AVERAGE([.F426:.F455])" office:value-type="float" office:value="86.4" calcext:value-type="float">
            <text:p>86.4</text:p>
          </table:table-cell>
          <table:table-cell table:style-name="ce22" table:formula="of:=([.D281]+[.E281])/([.I281]*10^3)" office:value-type="float" office:value="11.5740740740741" calcext:value-type="float">
            <text:p>11.5740740740741</text:p>
          </table:table-cell>
          <table:table-cell table:formula="of:=([.D281]+[.E281])/(MIN([.F426:.F455])*10^3)" office:value-type="float" office:value="12.987012987013" calcext:value-type="float">
            <text:p>12.987012987013</text:p>
          </table:table-cell>
          <table:table-cell table:formula="of:=([.D281]+[.E281])/(MAX([.F426:.F455])*10^3)" office:value-type="float" office:value="10.3092783505155" calcext:value-type="float">
            <text:p>10.3092783505155</text:p>
          </table:table-cell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3" table:formula="of:=[.C456]" office:value-type="float" office:value="32" calcext:value-type="float">
            <text:p>32</text:p>
          </table:table-cell>
          <table:table-cell table:style-name="ce22" table:formula="of:=AVERAGE([.F456:.F485])" office:value-type="float" office:value="87.6" calcext:value-type="float">
            <text:p>87.6</text:p>
          </table:table-cell>
          <table:table-cell table:style-name="ce22" table:formula="of:=([.D282]+[.E282])/([.I282]*10^3)" office:value-type="float" office:value="11.4155251141553" calcext:value-type="float">
            <text:p>11.4155251141553</text:p>
          </table:table-cell>
          <table:table-cell table:formula="of:=([.D282]+[.E282])/(MIN([.F456:.F485])*10^3)" office:value-type="float" office:value="11.7647058823529" calcext:value-type="float">
            <text:p>11.7647058823529</text:p>
          </table:table-cell>
          <table:table-cell table:formula="of:=([.D282]+[.E282])/(MAX([.F456:.F485])*10^3)" office:value-type="float" office:value="11.1111111111111" calcext:value-type="float">
            <text:p>11.1111111111111</text:p>
          </table:table-cell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3" table:formula="of:=[.C486]" office:value-type="float" office:value="48" calcext:value-type="float">
            <text:p>48</text:p>
          </table:table-cell>
          <table:table-cell table:style-name="ce22" table:formula="of:=AVERAGE([.F486:.F515])" office:value-type="float" office:value="89.7" calcext:value-type="float">
            <text:p>89.7</text:p>
          </table:table-cell>
          <table:table-cell table:style-name="ce22" table:formula="of:=([.D283]+[.E283])/([.I283]*10^3)" office:value-type="float" office:value="11.1482720178372" calcext:value-type="float">
            <text:p>11.1482720178372</text:p>
          </table:table-cell>
          <table:table-cell table:formula="of:=([.D283]+[.E283])/(MIN([.F486:.F515])*10^3)" office:value-type="float" office:value="11.6279069767442" calcext:value-type="float">
            <text:p>11.6279069767442</text:p>
          </table:table-cell>
          <table:table-cell table:formula="of:=([.D283]+[.E283])/(MAX([.F486:.F515])*10^3)" office:value-type="float" office:value="10.4166666666667" calcext:value-type="float">
            <text:p>10.4166666666667</text:p>
          </table:table-cell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3" table:formula="of:=[.C516]" office:value-type="float" office:value="64" calcext:value-type="float">
            <text:p>64</text:p>
          </table:table-cell>
          <table:table-cell table:style-name="ce22" table:formula="of:=AVERAGE([.F516:.F545])" office:value-type="float" office:value="89.1333333333333" calcext:value-type="float">
            <text:p>89.1333333333333</text:p>
          </table:table-cell>
          <table:table-cell table:style-name="ce22" table:formula="of:=([.D284]+[.E284])/([.I284]*10^3)" office:value-type="float" office:value="11.2191473448018" calcext:value-type="float">
            <text:p>11.2191473448018</text:p>
          </table:table-cell>
          <table:table-cell table:formula="of:=([.D284]+[.E284])/(MIN([.F516:.F545])*10^3)" office:value-type="float" office:value="13.5135135135135" calcext:value-type="float">
            <text:p>13.5135135135135</text:p>
          </table:table-cell>
          <table:table-cell table:formula="of:=([.D284]+[.E284])/(MAX([.F516:.F545])*10^3)" office:value-type="float" office:value="10.5263157894737" calcext:value-type="float">
            <text:p>10.5263157894737</text:p>
          </table:table-cell>
        </table:table-row>
        <table:table-row table:style-name="ro1">
          <table:table-cell table:style-name="ce2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table:style-name="ce26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7" calcext:value-type="float">
            <text:p>9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table:style-name="ce26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02" calcext:value-type="float">
            <text:p>10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04" calcext:value-type="float">
            <text:p>10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02" calcext:value-type="float">
            <text:p>10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05" calcext:value-type="float">
            <text:p>10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02" calcext:value-type="float">
            <text:p>10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99" calcext:value-type="float">
            <text:p>9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4" calcext:value-type="float">
            <text:p>8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0" calcext:value-type="float">
            <text:p>8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9" calcext:value-type="float">
            <text:p>8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2" calcext:value-type="float">
            <text:p>8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9" calcext:value-type="float">
            <text:p>7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8" calcext:value-type="float">
            <text:p>7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7" calcext:value-type="float">
            <text:p>7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2" calcext:value-type="float">
            <text:p>8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5" calcext:value-type="float">
            <text:p>7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0" calcext:value-type="float">
            <text:p>8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3" calcext:value-type="float">
            <text:p>8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5" calcext:value-type="float">
            <text:p>8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7" calcext:value-type="float">
            <text:p>7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8" calcext:value-type="float">
            <text:p>7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9" calcext:value-type="float">
            <text:p>7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4" calcext:value-type="float">
            <text:p>7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9" calcext:value-type="float">
            <text:p>7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6" calcext:value-type="float">
            <text:p>8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0" calcext:value-type="float">
            <text:p>8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4" calcext:value-type="float">
            <text:p>7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8" calcext:value-type="float">
            <text:p>7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7" calcext:value-type="float">
            <text:p>7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3" calcext:value-type="float">
            <text:p>8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8" calcext:value-type="float">
            <text:p>7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2" calcext:value-type="float">
            <text:p>8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table:style-name="ce26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table:style-name="ce26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3" calcext:value-type="float">
            <text:p>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table:style-name="ce26"/>
          <table:table-cell table:number-columns-repeated="2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4" calcext:value-type="float">
            <text:p>84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00000" calcext:value-type="float">
            <text:p>1000000</text:p>
          </table:table-cell>
          <table:table-cell table:style-name="ce16" office:value-type="float" office:value="89" calcext:value-type="float">
            <text:p>89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 table:style-name="ce1" office:value-type="string" calcext:value-type="string">
            <text:p>NCQ</text:p>
          </table:table-cell>
          <table:table-cell table:style-name="ce1"/>
          <table:table-cell table:style-name="ce5" table:number-columns-repeated="3"/>
          <table:table-cell table:style-name="ce10"/>
          <table:table-cell table:number-columns-repeated="6"/>
        </table:table-row>
        <table:table-row table:style-name="ro1">
          <table:table-cell table:style-name="ce2" office:value-type="string" calcext:value-type="string">
            <text:p>Repetitions</text:p>
          </table:table-cell>
          <table:table-cell table:style-name="ce2" office:value-type="string" calcext:value-type="string">
            <text:p>Q_Type</text:p>
          </table:table-cell>
          <table:table-cell table:style-name="ce2" office:value-type="string" calcext:value-type="string">
            <text:p>Num_threads </text:p>
          </table:table-cell>
          <table:table-cell table:style-name="ce2" office:value-type="string" calcext:value-type="string">
            <text:p>Enq_cnt</text:p>
          </table:table-cell>
          <table:table-cell table:style-name="ce2" office:value-type="string" calcext:value-type="string">
            <text:p>Deq_cnt</text:p>
          </table:table-cell>
          <table:table-cell table:style-name="ce2" office:value-type="string" calcext:value-type="string">
            <text:p>Total_Time[ms]</text:p>
          </table:table-cell>
          <table:table-cell/>
          <table:table-cell table:style-name="ce22" office:value-type="string" calcext:value-type="string">
            <text:p>NumThreads</text:p>
          </table:table-cell>
          <table:table-cell table:style-name="ce22" office:value-type="string" calcext:value-type="string">
            <text:p>T_Avg</text:p>
          </table:table-cell>
          <table:table-cell table:style-name="ce27" office:value-type="string" calcext:value-type="string">
            <text:p>TotalMops</text:p>
          </table:table-cell>
          <table:table-cell office:value-type="string" calcext:value-type="string">
            <text:p>MaxMops</text:p>
          </table:table-cell>
          <table:table-cell office:value-type="string" calcext:value-type="string">
            <text:p>MinMops</text:p>
          </table:table-cell>
        </table:table-row>
        <table:table-row table:style-name="ro1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00000" calcext:value-type="float">
            <text:p>1000000</text:p>
          </table:table-cell>
          <table:table-cell table:style-name="ce13" office:value-type="float" office:value="54" calcext:value-type="float">
            <text:p>54</text:p>
          </table:table-cell>
          <table:table-cell/>
          <table:table-cell table:style-name="ce23" table:formula="of:=[.C550]" office:value-type="float" office:value="1" calcext:value-type="float">
            <text:p>1</text:p>
          </table:table-cell>
          <table:table-cell table:style-name="ce22" table:formula="of:=AVERAGE([.F550:.F579])" office:value-type="float" office:value="54.2333333333333" calcext:value-type="float">
            <text:p>54.2333333333333</text:p>
          </table:table-cell>
          <table:table-cell table:style-name="ce22" table:formula="of:=([.D550]+[.E550])/([.I550]*10^3)" office:value-type="float" office:value="18.4388444990781" calcext:value-type="float">
            <text:p>18.4388444990781</text:p>
          </table:table-cell>
          <table:table-cell table:formula="of:=([.D550]+[.E550])/(MIN([.F550:.F579])*10^3)" office:value-type="float" office:value="18.5185185185185" calcext:value-type="float">
            <text:p>18.5185185185185</text:p>
          </table:table-cell>
          <table:table-cell table:formula="of:=([.D550]+[.E550])/(MAX([.F550:.F579])*10^3)" office:value-type="float" office:value="18.1818181818182" calcext:value-type="float">
            <text:p>18.1818181818182</text:p>
          </table:table-cell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3" table:formula="of:=[.C580]" office:value-type="float" office:value="2" calcext:value-type="float">
            <text:p>2</text:p>
          </table:table-cell>
          <table:table-cell table:style-name="ce22" table:formula="of:=AVERAGE([.F580:.F609])" office:value-type="float" office:value="119.366666666667" calcext:value-type="float">
            <text:p>119.366666666667</text:p>
          </table:table-cell>
          <table:table-cell table:style-name="ce22" table:formula="of:=([.D551]+[.E551])/([.I551]*10^3)" office:value-type="float" office:value="8.37754817090198" calcext:value-type="float">
            <text:p>8.37754817090198</text:p>
          </table:table-cell>
          <table:table-cell table:formula="of:=([.D551]+[.E551])/(MIN([.F580:.F609])*10^3)" office:value-type="float" office:value="9.43396226415094" calcext:value-type="float">
            <text:p>9.43396226415094</text:p>
          </table:table-cell>
          <table:table-cell table:formula="of:=([.D551]+[.E551])/(MAX([.F580:.F609])*10^3)" office:value-type="float" office:value="6.02409638554217" calcext:value-type="float">
            <text:p>6.02409638554217</text:p>
          </table:table-cell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3" table:formula="of:=[.C610]" office:value-type="float" office:value="4" calcext:value-type="float">
            <text:p>4</text:p>
          </table:table-cell>
          <table:table-cell table:style-name="ce22" table:formula="of:=AVERAGE([.F610:.F639])" office:value-type="float" office:value="156.966666666667" calcext:value-type="float">
            <text:p>156.966666666667</text:p>
          </table:table-cell>
          <table:table-cell table:style-name="ce22" table:formula="of:=([.D552]+[.E552])/([.I552]*10^3)" office:value-type="float" office:value="6.37077935867488" calcext:value-type="float">
            <text:p>6.37077935867488</text:p>
          </table:table-cell>
          <table:table-cell table:formula="of:=([.D552]+[.E552])/(MIN([.F610:.F639])*10^3)" office:value-type="float" office:value="6.99300699300699" calcext:value-type="float">
            <text:p>6.99300699300699</text:p>
          </table:table-cell>
          <table:table-cell table:formula="of:=([.D552]+[.E552])/(MAX([.F610:.F639])*10^3)" office:value-type="float" office:value="5.74712643678161" calcext:value-type="float">
            <text:p>5.74712643678161</text:p>
          </table:table-cell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23" table:formula="of:=[.C640]" office:value-type="float" office:value="8" calcext:value-type="float">
            <text:p>8</text:p>
          </table:table-cell>
          <table:table-cell table:style-name="ce22" table:formula="of:=AVERAGE([.F640:.F669])" office:value-type="float" office:value="158.5" calcext:value-type="float">
            <text:p>158.5</text:p>
          </table:table-cell>
          <table:table-cell table:style-name="ce22" table:formula="of:=([.D553]+[.E553])/([.I553]*10^3)" office:value-type="float" office:value="6.30914826498423" calcext:value-type="float">
            <text:p>6.30914826498423</text:p>
          </table:table-cell>
          <table:table-cell table:formula="of:=([.D553]+[.E553])/(MIN([.F640:.F669])*10^3)" office:value-type="float" office:value="7.2463768115942" calcext:value-type="float">
            <text:p>7.2463768115942</text:p>
          </table:table-cell>
          <table:table-cell table:formula="of:=([.D553]+[.E553])/(MAX([.F640:.F669])*10^3)" office:value-type="float" office:value="5.68181818181818" calcext:value-type="float">
            <text:p>5.68181818181818</text:p>
          </table:table-cell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23" table:formula="of:=[.C670]" office:value-type="float" office:value="16" calcext:value-type="float">
            <text:p>16</text:p>
          </table:table-cell>
          <table:table-cell table:style-name="ce22" table:formula="of:=AVERAGE([.F670:.F699])" office:value-type="float" office:value="160.666666666667" calcext:value-type="float">
            <text:p>160.666666666667</text:p>
          </table:table-cell>
          <table:table-cell table:style-name="ce22" table:formula="of:=([.D554]+[.E554])/([.I554]*10^3)" office:value-type="float" office:value="6.22406639004149" calcext:value-type="float">
            <text:p>6.22406639004149</text:p>
          </table:table-cell>
          <table:table-cell table:formula="of:=([.D554]+[.E554])/(MIN([.F670:.F699])*10^3)" office:value-type="float" office:value="7.2463768115942" calcext:value-type="float">
            <text:p>7.2463768115942</text:p>
          </table:table-cell>
          <table:table-cell table:formula="of:=([.D554]+[.E554])/(MAX([.F670:.F699])*10^3)" office:value-type="float" office:value="5.71428571428571" calcext:value-type="float">
            <text:p>5.71428571428571</text:p>
          </table:table-cell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23" table:formula="of:=[.C700]" office:value-type="float" office:value="24" calcext:value-type="float">
            <text:p>24</text:p>
          </table:table-cell>
          <table:table-cell table:style-name="ce22" table:formula="of:=AVERAGE([.F700:.F729])" office:value-type="float" office:value="173.1" calcext:value-type="float">
            <text:p>173.1</text:p>
          </table:table-cell>
          <table:table-cell table:style-name="ce22" table:formula="of:=([.D555]+[.E555])/([.I555]*10^3)" office:value-type="float" office:value="5.77700751010976" calcext:value-type="float">
            <text:p>5.77700751010976</text:p>
          </table:table-cell>
          <table:table-cell table:formula="of:=([.D555]+[.E555])/(MIN([.F700:.F729])*10^3)" office:value-type="float" office:value="6.49350649350649" calcext:value-type="float">
            <text:p>6.49350649350649</text:p>
          </table:table-cell>
          <table:table-cell table:formula="of:=([.D555]+[.E555])/(MAX([.F700:.F729])*10^3)" office:value-type="float" office:value="5.3475935828877" calcext:value-type="float">
            <text:p>5.3475935828877</text:p>
          </table:table-cell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3" table:formula="of:=[.C730]" office:value-type="float" office:value="32" calcext:value-type="float">
            <text:p>32</text:p>
          </table:table-cell>
          <table:table-cell table:style-name="ce22" table:formula="of:=AVERAGE([.F730:.F759])" office:value-type="float" office:value="182.466666666667" calcext:value-type="float">
            <text:p>182.466666666667</text:p>
          </table:table-cell>
          <table:table-cell table:style-name="ce22" table:formula="of:=([.D556]+[.E556])/([.I556]*10^3)" office:value-type="float" office:value="5.48045305078553" calcext:value-type="float">
            <text:p>5.48045305078553</text:p>
          </table:table-cell>
          <table:table-cell table:formula="of:=([.D556]+[.E556])/(MIN([.F730:.F759])*10^3)" office:value-type="float" office:value="6.32911392405063" calcext:value-type="float">
            <text:p>6.32911392405063</text:p>
          </table:table-cell>
          <table:table-cell table:formula="of:=([.D556]+[.E556])/(MAX([.F730:.F759])*10^3)" office:value-type="float" office:value="5.26315789473684" calcext:value-type="float">
            <text:p>5.26315789473684</text:p>
          </table:table-cell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3" table:formula="of:=[.C760]" office:value-type="float" office:value="48" calcext:value-type="float">
            <text:p>48</text:p>
          </table:table-cell>
          <table:table-cell table:style-name="ce22" table:formula="of:=AVERAGE([.F760:.F789])" office:value-type="float" office:value="189.333333333333" calcext:value-type="float">
            <text:p>189.333333333333</text:p>
          </table:table-cell>
          <table:table-cell table:style-name="ce22" table:formula="of:=([.D557]+[.E557])/([.I557]*10^3)" office:value-type="float" office:value="5.28169014084507" calcext:value-type="float">
            <text:p>5.28169014084507</text:p>
          </table:table-cell>
          <table:table-cell table:formula="of:=([.D557]+[.E557])/(MIN([.F760:.F789])*10^3)" office:value-type="float" office:value="5.74712643678161" calcext:value-type="float">
            <text:p>5.74712643678161</text:p>
          </table:table-cell>
          <table:table-cell table:formula="of:=([.D557]+[.E557])/(MAX([.F760:.F789])*10^3)" office:value-type="float" office:value="5.15463917525773" calcext:value-type="float">
            <text:p>5.15463917525773</text:p>
          </table:table-cell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3" table:formula="of:=[.C790]" office:value-type="float" office:value="64" calcext:value-type="float">
            <text:p>64</text:p>
          </table:table-cell>
          <table:table-cell table:style-name="ce22" table:formula="of:=AVERAGE([.F790:.F819])" office:value-type="float" office:value="189.5" calcext:value-type="float">
            <text:p>189.5</text:p>
          </table:table-cell>
          <table:table-cell table:style-name="ce22" table:formula="of:=([.D558]+[.E558])/([.I558]*10^3)" office:value-type="float" office:value="5.27704485488127" calcext:value-type="float">
            <text:p>5.27704485488127</text:p>
          </table:table-cell>
          <table:table-cell table:formula="of:=([.D558]+[.E558])/(MIN([.F790:.F819])*10^3)" office:value-type="float" office:value="5.88235294117647" calcext:value-type="float">
            <text:p>5.88235294117647</text:p>
          </table:table-cell>
          <table:table-cell table:formula="of:=([.D558]+[.E558])/(MAX([.F790:.F819])*10^3)" office:value-type="float" office:value="5.12820512820513" calcext:value-type="float">
            <text:p>5.12820512820513</text:p>
          </table:table-cell>
        </table:table-row>
        <table:table-row table:style-name="ro1">
          <table:table-cell table:style-name="ce2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7" calcext:value-type="float">
            <text:p>157</text:p>
          </table:table-cell>
          <table:table-cell table:number-columns-repeated="3"/>
          <table:table-cell table:style-name="ce26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2" calcext:value-type="float">
            <text:p>152</text:p>
          </table:table-cell>
          <table:table-cell table:number-columns-repeated="3"/>
          <table:table-cell table:style-name="ce26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45" calcext:value-type="float">
            <text:p>14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54" calcext:value-type="float">
            <text:p>15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53" calcext:value-type="float">
            <text:p>15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71" calcext:value-type="float">
            <text:p>17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53" calcext:value-type="float">
            <text:p>15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67" calcext:value-type="float">
            <text:p>16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39" calcext:value-type="float">
            <text:p>13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70" calcext:value-type="float">
            <text:p>17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76" calcext:value-type="float">
            <text:p>17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65" calcext:value-type="float">
            <text:p>16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60" calcext:value-type="float">
            <text:p>16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41" calcext:value-type="float">
            <text:p>14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46" calcext:value-type="float">
            <text:p>14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74" calcext:value-type="float">
            <text:p>17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47" calcext:value-type="float">
            <text:p>14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57" calcext:value-type="float">
            <text:p>15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72" calcext:value-type="float">
            <text:p>17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70" calcext:value-type="float">
            <text:p>17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68" calcext:value-type="float">
            <text:p>16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66" calcext:value-type="float">
            <text:p>16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45" calcext:value-type="float">
            <text:p>14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46" calcext:value-type="float">
            <text:p>14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64" calcext:value-type="float">
            <text:p>16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47" calcext:value-type="float">
            <text:p>14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69" calcext:value-type="float">
            <text:p>16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49" calcext:value-type="float">
            <text:p>14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58" calcext:value-type="float">
            <text:p>15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57" calcext:value-type="float">
            <text:p>15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75" calcext:value-type="float">
            <text:p>17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62" calcext:value-type="float">
            <text:p>16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58" calcext:value-type="float">
            <text:p>158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58" calcext:value-type="float">
            <text:p>158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4" calcext:value-type="float">
            <text:p>154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4" calcext:value-type="float">
            <text:p>164</text:p>
          </table:table-cell>
          <table:table-cell table:number-columns-repeated="3"/>
          <table:table-cell table:style-name="ce26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table:style-name="ce26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9" calcext:value-type="float">
            <text:p>1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3" calcext:value-type="float">
            <text:p>1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9" calcext:value-type="float">
            <text:p>1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3" calcext:value-type="float">
            <text:p>1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8" calcext:value-type="float">
            <text:p>1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8" calcext:value-type="float">
            <text:p>1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3" calcext:value-type="float">
            <text:p>1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8" calcext:value-type="float">
            <text:p>1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8" calcext:value-type="float">
            <text:p>1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3" calcext:value-type="float">
            <text:p>1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3" calcext:value-type="float">
            <text:p>1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3" calcext:value-type="float">
            <text:p>193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7" calcext:value-type="float">
            <text:p>187</text:p>
          </table:table-cell>
          <table:table-cell table:number-columns-repeated="3"/>
          <table:table-cell table:style-name="ce26"/>
          <table:table-cell table:number-columns-repeated="2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3" calcext:value-type="float">
            <text:p>1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9" calcext:value-type="float">
            <text:p>1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9" calcext:value-type="float">
            <text:p>1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9" calcext:value-type="float">
            <text:p>1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9" calcext:value-type="float">
            <text:p>1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3" calcext:value-type="float">
            <text:p>193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float" office:value="3" calcext:value-type="float">
            <text:p>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00000" calcext:value-type="float">
            <text:p>1000000</text:p>
          </table:table-cell>
          <table:table-cell table:style-name="ce16" office:value-type="float" office:value="193" calcext:value-type="float">
            <text:p>193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 table:style-name="ce1" office:value-type="string" calcext:value-type="string">
            <text:p>SCQ</text:p>
          </table:table-cell>
          <table:table-cell table:style-name="ce1"/>
          <table:table-cell table:style-name="ce5" table:number-columns-repeated="3"/>
          <table:table-cell table:style-name="ce10"/>
          <table:table-cell table:number-columns-repeated="6"/>
        </table:table-row>
        <table:table-row table:style-name="ro1">
          <table:table-cell table:style-name="ce2" office:value-type="string" calcext:value-type="string">
            <text:p>Repetitions</text:p>
          </table:table-cell>
          <table:table-cell table:style-name="ce2" office:value-type="string" calcext:value-type="string">
            <text:p>Q_Type</text:p>
          </table:table-cell>
          <table:table-cell table:style-name="ce2" office:value-type="string" calcext:value-type="string">
            <text:p>Num_threads </text:p>
          </table:table-cell>
          <table:table-cell table:style-name="ce2" office:value-type="string" calcext:value-type="string">
            <text:p>Enq_cnt</text:p>
          </table:table-cell>
          <table:table-cell table:style-name="ce2" office:value-type="string" calcext:value-type="string">
            <text:p>Deq_cnt</text:p>
          </table:table-cell>
          <table:table-cell table:style-name="ce2" office:value-type="string" calcext:value-type="string">
            <text:p>Total_Time[ms]</text:p>
          </table:table-cell>
          <table:table-cell/>
          <table:table-cell table:style-name="ce22" office:value-type="string" calcext:value-type="string">
            <text:p>NumThreads</text:p>
          </table:table-cell>
          <table:table-cell table:style-name="ce22" office:value-type="string" calcext:value-type="string">
            <text:p>T_Avg</text:p>
          </table:table-cell>
          <table:table-cell table:style-name="ce27" office:value-type="string" calcext:value-type="string">
            <text:p>TotalMops</text:p>
          </table:table-cell>
          <table:table-cell office:value-type="string" calcext:value-type="string">
            <text:p>MaxMops</text:p>
          </table:table-cell>
          <table:table-cell office:value-type="string" calcext:value-type="string">
            <text:p>MinMops</text:p>
          </table:table-cell>
        </table:table-row>
        <table:table-row table:style-name="ro1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00000" calcext:value-type="float">
            <text:p>1000000</text:p>
          </table:table-cell>
          <table:table-cell table:style-name="ce13" office:value-type="float" office:value="10" calcext:value-type="float">
            <text:p>10</text:p>
          </table:table-cell>
          <table:table-cell/>
          <table:table-cell table:style-name="ce23" table:formula="of:=[.C824]" office:value-type="float" office:value="1" calcext:value-type="float">
            <text:p>1</text:p>
          </table:table-cell>
          <table:table-cell table:style-name="ce22" table:formula="of:=AVERAGE([.F824:.F853])" office:value-type="float" office:value="10.2" calcext:value-type="float">
            <text:p>10.2</text:p>
          </table:table-cell>
          <table:table-cell table:style-name="ce22" table:formula="of:=([.D824]+[.E824])/([.I824]*10^3)" office:value-type="float" office:value="98.0392156862745" calcext:value-type="float">
            <text:p>98.0392156862745</text:p>
          </table:table-cell>
          <table:table-cell table:formula="of:=([.D824]+[.E824])/(MIN([.F824:.F853])*10^3)" office:value-type="float" office:value="100" calcext:value-type="float">
            <text:p>100</text:p>
          </table:table-cell>
          <table:table-cell table:formula="of:=([.D824]+[.E824])/(MAX([.F824:.F853])*10^3)" office:value-type="float" office:value="90.9090909090909" calcext:value-type="float">
            <text:p>90.9090909090909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3" table:formula="of:=[.C854]" office:value-type="float" office:value="2" calcext:value-type="float">
            <text:p>2</text:p>
          </table:table-cell>
          <table:table-cell table:style-name="ce22" table:formula="of:=AVERAGE([.F854:.F883])" office:value-type="float" office:value="5.46666666666667" calcext:value-type="float">
            <text:p>5.46666666666667</text:p>
          </table:table-cell>
          <table:table-cell table:style-name="ce22" table:formula="of:=([.D825]+[.E825])/([.I825]*10^3)" office:value-type="float" office:value="182.926829268293" calcext:value-type="float">
            <text:p>182.926829268293</text:p>
          </table:table-cell>
          <table:table-cell table:formula="of:=([.D825]+[.E825])/(MIN([.F854:.F883])*10^3)" office:value-type="float" office:value="200" calcext:value-type="float">
            <text:p>200</text:p>
          </table:table-cell>
          <table:table-cell table:formula="of:=([.D825]+[.E825])/(MAX([.F854:.F883])*10^3)" office:value-type="float" office:value="111.111111111111" calcext:value-type="float">
            <text:p>111.111111111111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3" table:formula="of:=[.C884]" office:value-type="float" office:value="4" calcext:value-type="float">
            <text:p>4</text:p>
          </table:table-cell>
          <table:table-cell table:style-name="ce22" table:formula="of:=AVERAGE([.F884:.F913])" office:value-type="float" office:value="3.13333333333333" calcext:value-type="float">
            <text:p>3.13333333333333</text:p>
          </table:table-cell>
          <table:table-cell table:style-name="ce22" table:formula="of:=([.D826]+[.E826])/([.I826]*10^3)" office:value-type="float" office:value="319.148936170213" calcext:value-type="float">
            <text:p>319.148936170213</text:p>
          </table:table-cell>
          <table:table-cell table:formula="of:=([.D826]+[.E826])/(MIN([.F884:.F913])*10^3)" office:value-type="float" office:value="333.333333333333" calcext:value-type="float">
            <text:p>333.333333333333</text:p>
          </table:table-cell>
          <table:table-cell table:formula="of:=([.D826]+[.E826])/(MAX([.F884:.F913])*10^3)" office:value-type="float" office:value="250" calcext:value-type="float">
            <text:p>250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3" table:formula="of:=[.C914]" office:value-type="float" office:value="8" calcext:value-type="float">
            <text:p>8</text:p>
          </table:table-cell>
          <table:table-cell table:style-name="ce22" table:formula="of:=AVERAGE([.F914:.F943])" office:value-type="float" office:value="2.56666666666667" calcext:value-type="float">
            <text:p>2.56666666666667</text:p>
          </table:table-cell>
          <table:table-cell table:style-name="ce22" table:formula="of:=([.D827]+[.E827])/([.I827]*10^3)" office:value-type="float" office:value="389.61038961039" calcext:value-type="float">
            <text:p>389.61038961039</text:p>
          </table:table-cell>
          <table:table-cell table:formula="of:=([.D827]+[.E827])/(MIN([.F914:.F943])*10^3)" office:value-type="float" office:value="500" calcext:value-type="float">
            <text:p>500</text:p>
          </table:table-cell>
          <table:table-cell table:formula="of:=([.D827]+[.E827])/(MAX([.F914:.F943])*10^3)" office:value-type="float" office:value="250" calcext:value-type="float">
            <text:p>250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3" table:formula="of:=[.C944]" office:value-type="float" office:value="16" calcext:value-type="float">
            <text:p>16</text:p>
          </table:table-cell>
          <table:table-cell table:style-name="ce22" table:formula="of:=AVERAGE([.F944:.F973])" office:value-type="float" office:value="3.23333333333333" calcext:value-type="float">
            <text:p>3.23333333333333</text:p>
          </table:table-cell>
          <table:table-cell table:style-name="ce22" table:formula="of:=([.D828]+[.E828])/([.I828]*10^3)" office:value-type="float" office:value="309.278350515464" calcext:value-type="float">
            <text:p>309.278350515464</text:p>
          </table:table-cell>
          <table:table-cell table:formula="of:=([.D828]+[.E828])/(MIN([.F944:.F973])*10^3)" office:value-type="float" office:value="333.333333333333" calcext:value-type="float">
            <text:p>333.333333333333</text:p>
          </table:table-cell>
          <table:table-cell table:formula="of:=([.D828]+[.E828])/(MAX([.F944:.F973])*10^3)" office:value-type="float" office:value="250" calcext:value-type="float">
            <text:p>250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3" table:formula="of:=[.C974]" office:value-type="float" office:value="24" calcext:value-type="float">
            <text:p>24</text:p>
          </table:table-cell>
          <table:table-cell table:style-name="ce22" table:formula="of:=AVERAGE([.F974:.F1003])" office:value-type="float" office:value="4.26666666666667" calcext:value-type="float">
            <text:p>4.26666666666667</text:p>
          </table:table-cell>
          <table:table-cell table:style-name="ce22" table:formula="of:=([.D829]+[.E829])/([.I829]*10^3)" office:value-type="float" office:value="234.375" calcext:value-type="float">
            <text:p>234.375</text:p>
          </table:table-cell>
          <table:table-cell table:formula="of:=([.D829]+[.E829])/(MIN([.F974:.F1003])*10^3)" office:value-type="float" office:value="333.333333333333" calcext:value-type="float">
            <text:p>333.333333333333</text:p>
          </table:table-cell>
          <table:table-cell table:formula="of:=([.D829]+[.E829])/(MAX([.F974:.F1003])*10^3)" office:value-type="float" office:value="200" calcext:value-type="float">
            <text:p>200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3" table:formula="of:=[.C1004]" office:value-type="float" office:value="32" calcext:value-type="float">
            <text:p>32</text:p>
          </table:table-cell>
          <table:table-cell table:style-name="ce22" table:formula="of:=AVERAGE([.F1004:.F1033])" office:value-type="float" office:value="5" calcext:value-type="float">
            <text:p>5</text:p>
          </table:table-cell>
          <table:table-cell table:style-name="ce22" table:formula="of:=([.D830]+[.E830])/([.I830]*10^3)" office:value-type="float" office:value="200" calcext:value-type="float">
            <text:p>200</text:p>
          </table:table-cell>
          <table:table-cell table:formula="of:=([.D830]+[.E830])/(MIN([.F1004:.F1033])*10^3)" office:value-type="float" office:value="333.333333333333" calcext:value-type="float">
            <text:p>333.333333333333</text:p>
          </table:table-cell>
          <table:table-cell table:formula="of:=([.D830]+[.E830])/(MAX([.F1004:.F1033])*10^3)" office:value-type="float" office:value="142.857142857143" calcext:value-type="float">
            <text:p>142.857142857143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3" table:formula="of:=[.C1034]" office:value-type="float" office:value="48" calcext:value-type="float">
            <text:p>48</text:p>
          </table:table-cell>
          <table:table-cell table:style-name="ce22" table:formula="of:=AVERAGE([.F1034:.F1063])" office:value-type="float" office:value="6.56666666666667" calcext:value-type="float">
            <text:p>6.56666666666667</text:p>
          </table:table-cell>
          <table:table-cell table:style-name="ce22" table:formula="of:=([.D831]+[.E831])/([.I831]*10^3)" office:value-type="float" office:value="152.284263959391" calcext:value-type="float">
            <text:p>152.284263959391</text:p>
          </table:table-cell>
          <table:table-cell table:formula="of:=([.D831]+[.E831])/(MIN([.F1034:.F1063])*10^3)" office:value-type="float" office:value="200" calcext:value-type="float">
            <text:p>200</text:p>
          </table:table-cell>
          <table:table-cell table:formula="of:=([.D831]+[.E831])/(MAX([.F1034:.F1063])*10^3)" office:value-type="float" office:value="125" calcext:value-type="float">
            <text:p>125</text:p>
          </table:table-cell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3" table:formula="of:=[.C1064]" office:value-type="float" office:value="64" calcext:value-type="float">
            <text:p>64</text:p>
          </table:table-cell>
          <table:table-cell table:style-name="ce22" table:formula="of:=AVERAGE([.F1064:.F1093])" office:value-type="float" office:value="7.66666666666667" calcext:value-type="float">
            <text:p>7.66666666666667</text:p>
          </table:table-cell>
          <table:table-cell table:style-name="ce22" table:formula="of:=([.D832]+[.E832])/([.I832]*10^3)" office:value-type="float" office:value="130.434782608696" calcext:value-type="float">
            <text:p>130.434782608696</text:p>
          </table:table-cell>
          <table:table-cell table:formula="of:=([.D832]+[.E832])/(MIN([.F1064:.F1093])*10^3)" office:value-type="float" office:value="200" calcext:value-type="float">
            <text:p>200</text:p>
          </table:table-cell>
          <table:table-cell table:formula="of:=([.D832]+[.E832])/(MAX([.F1064:.F1093])*10^3)" office:value-type="float" office:value="100" calcext:value-type="float">
            <text:p>100</text:p>
          </table:table-cell>
        </table:table-row>
        <table:table-row table:style-name="ro1">
          <table:table-cell table:style-name="ce2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6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6"/>
          <table:table-cell table:number-columns-repeated="2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4" calcext:value-type="float">
            <text:p>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" calcext:value-type="float">
            <text:p>2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00000" calcext:value-type="float">
            <text:p>100000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6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6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ce26"/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26"/>
          <table:table-cell table:number-columns-repeated="2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" calcext:value-type="float">
            <text:p>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" calcext:value-type="float">
            <text:p>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" calcext:value-type="float">
            <text:p>9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 table:style-name="ce25"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5"/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float" office:value="2" calcext:value-type="float">
            <text:p>2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00000" calcext:value-type="float">
            <text:p>1000000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/00/0000</text:date>, <text:time style:data-style-name="N2" text:time-value="10:17:20.5932181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3:34:10.893767301</meta:creation-date>
    <dc:date>2021-06-21T09:19:52.413372528</dc:date>
    <meta:editing-duration>PT9H29M10S</meta:editing-duration>
    <meta:editing-cycles>14</meta:editing-cycles>
    <meta:generator>LibreOffice/6.4.7.2$Linux_X86_64 LibreOffice_project/40$Build-2</meta:generator>
    <meta:document-statistic meta:table-count="1" meta:cell-count="5628" meta:object-count="0"/>
  </office:meta>
</office:document-meta>
</file>